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image/gif" manifest:full-path="Object 3/Pictures/100002000000000A0000000A1F4FBE6C.gif"/>
  <manifest:file-entry manifest:media-type="image/gif" manifest:full-path="Object 3/Pictures/100002000000000A0000000ADDA84F49.gif"/>
  <manifest:file-entry manifest:media-type="image/gif" manifest:full-path="Object 3/Pictures/100002000000000A0000000A37714092.gif"/>
  <manifest:file-entry manifest:media-type="" manifest:full-path="Object 3/Pictures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59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Nimbus Sans L" style:font-name-asian="DejaVuSans" style:font-name-complex="Tahoma"/>
    </style:style>
    <style:style style:name="gr1" style:family="graphic">
      <style:graphic-properties draw:ole-draw-aspect="1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number-columns-repeated="13" table:default-cell-style-name="Default"/>
        <table:table-row table:style-name="ro1">
          <table:table-cell office:value-type="string">
            <text:p>local</text:p>
          </table:table-cell>
          <table:table-cell office:value-type="float" office:value="51.324">
            <text:p>51,32</text:p>
          </table:table-cell>
          <table:table-cell office:value-type="float" office:value="51.336">
            <text:p>51,34</text:p>
          </table:table-cell>
          <table:table-cell office:value-type="float" office:value="51.378">
            <text:p>51,38</text:p>
          </table:table-cell>
          <table:table-cell office:value-type="float" office:value="51.372">
            <text:p>51,37</text:p>
          </table:table-cell>
          <table:table-cell office:value-type="float" office:value="51.449">
            <text:p>51,45</text:p>
          </table:table-cell>
          <table:table-cell office:value-type="float" office:value="51.278">
            <text:p>51,28</text:p>
          </table:table-cell>
          <table:table-cell office:value-type="float" office:value="51.39">
            <text:p>51,39</text:p>
          </table:table-cell>
          <table:table-cell office:value-type="float" office:value="51.421">
            <text:p>51,42</text:p>
          </table:table-cell>
          <table:table-cell office:value-type="float" office:value="51.379">
            <text:p>51,38</text:p>
          </table:table-cell>
          <table:table-cell office:value-type="float" office:value="51.318">
            <text:p>51,32</text:p>
          </table:table-cell>
          <table:table-cell/>
          <table:table-cell table:style-name="ce1" table:formula="oooc:=AVERAGE([.B1:.I1])" office:value-type="float" office:value="51.3685">
            <text:p>51,37</text:p>
          </table:table-cell>
        </table:table-row>
        <table:table-row table:style-name="ro1">
          <table:table-cell office:value-type="string">
            <text:p>migration</text:p>
          </table:table-cell>
          <table:table-cell office:value-type="float" office:value="61.062">
            <text:p>61,06</text:p>
          </table:table-cell>
          <table:table-cell office:value-type="float" office:value="61.032">
            <text:p>61,03</text:p>
          </table:table-cell>
          <table:table-cell office:value-type="float" office:value="59.442">
            <text:p>59,44</text:p>
          </table:table-cell>
          <table:table-cell office:value-type="float" office:value="60.596">
            <text:p>60,6</text:p>
          </table:table-cell>
          <table:table-cell office:value-type="float" office:value="60.532">
            <text:p>60,53</text:p>
          </table:table-cell>
          <table:table-cell office:value-type="float" office:value="60.619">
            <text:p>60,62</text:p>
          </table:table-cell>
          <table:table-cell office:value-type="float" office:value="60.702">
            <text:p>60,7</text:p>
          </table:table-cell>
          <table:table-cell office:value-type="float" office:value="60.332">
            <text:p>60,33</text:p>
          </table:table-cell>
          <table:table-cell office:value-type="float" office:value="60.267">
            <text:p>60,27</text:p>
          </table:table-cell>
          <table:table-cell office:value-type="float" office:value="60.443">
            <text:p>60,44</text:p>
          </table:table-cell>
          <table:table-cell/>
          <table:table-cell table:formula="oooc:=AVERAGE([.B2:.K2])" office:value-type="float" office:value="60.5027">
            <text:p>60,5</text:p>
          </table:table-cell>
        </table:table-row>
        <table:table-row table:style-name="ro2">
          <table:table-cell office:value-type="string">
            <text:p>delay</text:p>
          </table:table-cell>
          <table:table-cell table:formula="oooc:=([.B2]-[.B1])" office:value-type="float" office:value="9.738">
            <text:p>9,74</text:p>
          </table:table-cell>
          <table:table-cell table:formula="oooc:=([.C2]-[.C1])" office:value-type="float" office:value="9.696">
            <text:p>9,7</text:p>
          </table:table-cell>
          <table:table-cell table:formula="oooc:=([.D2]-[.D1])" office:value-type="float" office:value="8.064">
            <text:p>8,06</text:p>
          </table:table-cell>
          <table:table-cell table:formula="oooc:=([.E2]-[.E1])" office:value-type="float" office:value="9.224">
            <text:p>9,22</text:p>
          </table:table-cell>
          <table:table-cell table:formula="oooc:=([.F2]-[.F1])" office:value-type="float" office:value="9.083">
            <text:p>9,08</text:p>
          </table:table-cell>
          <table:table-cell table:formula="oooc:=([.G2]-[.G1])" office:value-type="float" office:value="9.341">
            <text:p>9,34</text:p>
          </table:table-cell>
          <table:table-cell table:formula="oooc:=([.H2]-[.H1])" office:value-type="float" office:value="9.312">
            <text:p>9,31</text:p>
          </table:table-cell>
          <table:table-cell table:formula="oooc:=([.I2]-[.I1])" office:value-type="float" office:value="8.911">
            <text:p>8,91</text:p>
          </table:table-cell>
          <table:table-cell table:formula="oooc:=([.J2]-[.J1])" office:value-type="float" office:value="8.88800000000001">
            <text:p>8,89</text:p>
          </table:table-cell>
          <table:table-cell table:formula="oooc:=([.K2]-[.K1])" office:value-type="float" office:value="9.125">
            <text:p>9,13</text:p>
          </table:table-cell>
          <table:table-cell/>
          <table:table-cell table:formula="oooc:=([.M2]-[.M1])" office:value-type="float" office:value="9.1342">
            <text:p>9,13</text:p>
          </table:table-cell>
        </table:table-row>
        <table:table-row table:style-name="ro1">
          <table:table-cell office:value-type="string">
            <text:p>%</text:p>
          </table:table-cell>
          <table:table-cell table:formula="oooc:=[.B3]/[.B1]" office:value-type="float" office:value="0.189735796118775">
            <text:p>0,19</text:p>
          </table:table-cell>
          <table:table-cell table:formula="oooc:=[.C3]/[.C1]" office:value-type="float" office:value="0.188873305282842">
            <text:p>0,19</text:p>
          </table:table-cell>
          <table:table-cell table:formula="oooc:=[.D3]/[.D1]" office:value-type="float" office:value="0.156954338432792">
            <text:p>0,16</text:p>
          </table:table-cell>
          <table:table-cell table:formula="oooc:=[.E3]/[.E1]" office:value-type="float" office:value="0.179553063925874">
            <text:p>0,18</text:p>
          </table:table-cell>
          <table:table-cell table:formula="oooc:=[.F3]/[.F1]" office:value-type="float" office:value="0.176543761783514">
            <text:p>0,18</text:p>
          </table:table-cell>
          <table:table-cell table:formula="oooc:=[.G3]/[.G1]" office:value-type="float" office:value="0.182163890947385">
            <text:p>0,18</text:p>
          </table:table-cell>
          <table:table-cell table:formula="oooc:=[.H3]/[.H1]" office:value-type="float" office:value="0.181202568593111">
            <text:p>0,18</text:p>
          </table:table-cell>
          <table:table-cell table:formula="oooc:=[.I3]/[.I1]" office:value-type="float" office:value="0.17329495731316">
            <text:p>0,17</text:p>
          </table:table-cell>
          <table:table-cell table:formula="oooc:=[.J3]/[.J1]" office:value-type="float" office:value="0.172988964362872">
            <text:p>0,17</text:p>
          </table:table-cell>
          <table:table-cell table:formula="oooc:=[.K3]/[.K1]" office:value-type="float" office:value="0.177812853189914">
            <text:p>0,18</text:p>
          </table:table-cell>
          <table:table-cell/>
          <table:table-cell table:formula="oooc:=[.M3]/[.M1]" office:value-type="float" office:value="0.177817144748241">
            <text:p>0,18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1.324">
            <text:p>51,32</text:p>
          </table:table-cell>
          <table:table-cell office:value-type="float" office:value="51.336">
            <text:p>51,34</text:p>
          </table:table-cell>
          <table:table-cell office:value-type="float" office:value="51.378">
            <text:p>51,38</text:p>
          </table:table-cell>
          <table:table-cell table:formula="oooc:=AVERAGE([.B6:.D6])" office:value-type="float" office:value="51.346">
            <text:p>51,35</text:p>
          </table:table-cell>
          <table:table-cell office:value-type="float" office:value="61.062">
            <text:p>61,06</text:p>
          </table:table-cell>
          <table:table-cell office:value-type="float" office:value="61.032">
            <text:p>61,03</text:p>
          </table:table-cell>
          <table:table-cell office:value-type="float" office:value="59.442">
            <text:p>59,44</text:p>
          </table:table-cell>
          <table:table-cell table:formula="oooc:=AVERAGE([.F6:.H6])" office:value-type="float" office:value="60.512">
            <text:p>60,51</text:p>
          </table:table-cell>
          <table:table-cell/>
          <table:table-cell table:formula="oooc:=[.I6]-[.E6]" office:value-type="float" office:value="9.166">
            <text:p>9,17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68.494">
            <text:p>68,49</text:p>
          </table:table-cell>
          <table:table-cell office:value-type="float" office:value="68.592">
            <text:p>68,59</text:p>
          </table:table-cell>
          <table:table-cell office:value-type="float" office:value="68.55">
            <text:p>68,55</text:p>
          </table:table-cell>
          <table:table-cell table:formula="oooc:=AVERAGE([.B7:.D7])" office:value-type="float" office:value="68.5453333333333">
            <text:p>68,55</text:p>
          </table:table-cell>
          <table:table-cell office:value-type="float" office:value="77.474">
            <text:p>77,47</text:p>
          </table:table-cell>
          <table:table-cell office:value-type="float" office:value="77.37">
            <text:p>77,37</text:p>
          </table:table-cell>
          <table:table-cell office:value-type="float" office:value="78.153">
            <text:p>78,15</text:p>
          </table:table-cell>
          <table:table-cell table:formula="oooc:=AVERAGE([.F7:.H7])" office:value-type="float" office:value="77.6656666666667">
            <text:p>77,67</text:p>
          </table:table-cell>
          <table:table-cell/>
          <table:table-cell table:formula="oooc:=[.I7]-[.E7]" office:value-type="float" office:value="9.12033333333335">
            <text:p>9,12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85.737">
            <text:p>85,74</text:p>
          </table:table-cell>
          <table:table-cell office:value-type="float" office:value="85.725">
            <text:p>85,73</text:p>
          </table:table-cell>
          <table:table-cell office:value-type="float" office:value="85.737">
            <text:p>85,74</text:p>
          </table:table-cell>
          <table:table-cell table:formula="oooc:=AVERAGE([.B8:.D8])" office:value-type="float" office:value="85.733">
            <text:p>85,73</text:p>
          </table:table-cell>
          <table:table-cell office:value-type="float" office:value="94.4">
            <text:p>94,4</text:p>
          </table:table-cell>
          <table:table-cell office:value-type="float" office:value="94.88">
            <text:p>94,88</text:p>
          </table:table-cell>
          <table:table-cell office:value-type="float" office:value="94.079">
            <text:p>94,08</text:p>
          </table:table-cell>
          <table:table-cell table:formula="oooc:=AVERAGE([.F8:.H8])" office:value-type="float" office:value="94.453">
            <text:p>94,45</text:p>
          </table:table-cell>
          <table:table-cell/>
          <table:table-cell table:formula="oooc:=[.I8]-[.E8]" office:value-type="float" office:value="8.72000000000001">
            <text:p>8,72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2.516">
            <text:p>102,52</text:p>
          </table:table-cell>
          <table:table-cell office:value-type="float" office:value="102.669">
            <text:p>102,67</text:p>
          </table:table-cell>
          <table:table-cell office:value-type="float" office:value="102.708">
            <text:p>102,71</text:p>
          </table:table-cell>
          <table:table-cell table:formula="oooc:=AVERAGE([.B9:.D9])" office:value-type="float" office:value="102.631">
            <text:p>102,63</text:p>
          </table:table-cell>
          <table:table-cell office:value-type="float" office:value="111.789">
            <text:p>111,79</text:p>
          </table:table-cell>
          <table:table-cell office:value-type="float" office:value="112.007">
            <text:p>112,01</text:p>
          </table:table-cell>
          <table:table-cell office:value-type="float" office:value="111.792">
            <text:p>111,79</text:p>
          </table:table-cell>
          <table:table-cell table:formula="oooc:=AVERAGE([.F9:.H9])" office:value-type="float" office:value="111.862666666667">
            <text:p>111,86</text:p>
          </table:table-cell>
          <table:table-cell/>
          <table:table-cell table:formula="oooc:=[.I9]-[.E9]" office:value-type="float" office:value="9.23166666666667">
            <text:p>9,23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table:number-columns-repeated="3"/>
          <table:table-cell table:formula="oooc:=AVERAGE([.B10:.D10])" office:value-type="float" office:value="0">
            <text:p>#DIV/0!</text:p>
          </table:table-cell>
          <table:table-cell table:number-columns-repeated="3"/>
          <table:table-cell table:formula="oooc:=AVERAGE([.F10:.H10])" office:value-type="float" office:value="0">
            <text:p>#DIV/0!</text:p>
          </table:table-cell>
          <table:table-cell/>
          <table:table-cell table:formula="oooc:=[.I10]-[.E10]" office:value-type="float" office:value="0">
            <text:p>#DIV/0!</text:p>
          </table:table-cell>
          <table:table-cell table:number-columns-repeated="2"/>
        </table:table-row>
      </table:table>
      <table:table table:name="Feuille2" table:style-name="ta1" table:print="false">
        <office:forms form:automatic-focus="false" form:apply-design-mode="false"/>
        <table:table-column table:style-name="co1" table:number-columns-repeated="8" table:default-cell-style-name="Default"/>
        <table:table-row table:style-name="ro1">
          <table:table-cell>
            <draw:frame table:end-cell-address="Feuille2.H24" table:end-x="1.652cm" table:end-y="0.025cm" draw:z-index="0" draw:style-name="gr1" svg:width="17.457cm" svg:height="12.836cm" svg:x="0.001cm" svg:y="0.001cm">
              <draw:object draw:notify-on-update-of-ranges="Feuille1.A1:Feuille1.A1 Feuille1.A1:Feuille1.K1 Feuille1.A2:Feuille1.A2 Feuille1.A2:Feuille1.K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 table:number-columns-repeated="7"/>
          <table:table-cell>
            <draw:frame table:end-cell-address="Feuille2.P24" table:end-x="1.406cm" table:end-y="0.188cm" draw:z-index="1" draw:style-name="gr1" svg:width="17.568cm" svg:height="12.414cm" svg:x="1.903cm" svg:y="0.029cm">
              <draw:object draw:notify-on-update-of-ranges="Feuille1.A4:Feuille1.A4 Feuille1.A4:Feuille1.K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 table:number-rows-repeated="42">
          <table:table-cell table:number-columns-repeated="8"/>
        </table:table-row>
        <table:table-row table:style-name="ro1">
          <table:table-cell/>
          <table:table-cell>
            <draw:frame table:end-cell-address="Feuille2.J67" table:end-x="0.907cm" table:end-y="0.158cm" draw:z-index="2" draw:style-name="gr1" svg:width="17.568cm" svg:height="12.414cm" svg:x="1.404cm" svg:y="0cm">
              <draw:object draw:notify-on-update-of-ranges="Feuille1.A1:Feuille1.A1 Feuille1.E6:Feuille1.E9 Feuille1.A6:Feuille1.A9 Feuille1.A2:Feuille1.A2 Feuille1.I6:Feuille1.I9 Feuille1.A6:Feuille1.A9 Feuille1.A3:Feuille1.A3 Feuille1.K6:Feuille1.K9 Feuille1.A6:Feuille1.A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6"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San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29">29/02/2008</text:date>, <text:time>18:57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adminxen</meta:initial-creator>
    <meta:creation-date>2008-02-19T10:34:58</meta:creation-date>
    <dc:creator>adminxen</dc:creator>
    <dc:date>2008-02-29T18:56:59</dc:date>
    <meta:editing-cycles>14</meta:editing-cycles>
    <meta:editing-duration>PT5H7M20S</meta:editing-duration>
    <meta:user-defined meta:name="Info 1"/>
    <meta:user-defined meta:name="Info 2"/>
    <meta:user-defined meta:name="Info 3"/>
    <meta:user-defined meta:name="Info 4"/>
    <meta:document-statistic meta:table-count="3" meta:cell-count="9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12.2873916625977pt" style:font-size-asian="12.2873916625977pt" style:font-size-complex="12.2873916625977pt"/>
    </style:style>
    <style:style style:name="ch3" style:family="chart">
      <style:chart-properties chart:symbol-type="automatic" chart:connect-bars="false" chart:spline-order="3" chart:series-source="rows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 chart:mean-value="true" chart:error-upper-indicator="true" chart:error-lower-indicator="true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svg:stroke-color="#004586"/>
    </style:style>
    <style:style style:name="ch8" style:family="chart">
      <style:chart-properties chart:symbol-type="named-symbol" chart:symbol-name="diamond" chart:symbol-width="0.25cm" chart:symbol-height="0.25cm"/>
      <style:graphic-properties draw:stroke="none" svg:stroke-color="#ff420e"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7.458cm" svg:height="12.837cm" chart:class="chart:scatter" chart:style-name="ch1">
        <chart:legend chart:legend-position="end" svg:x="14.131cm" svg:y="5.755cm" chart:style-name="ch2"/>
        <chart:plot-area chart:style-name="ch3" table:cell-range-address="Feuille1.A1:Feuille1.K2" chart:data-source-has-labels="column" svg:x="0.347cm" svg:y="0.255cm" svg:width="13.433cm" svg:height="12.063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A1:Feuille1.K1" chart:label-cell-address="Feuille1.A1:Feuille1.A1" chart:class="chart:scatter">
            <chart:mean-value chart:style-name="ch7"/>
            <chart:data-point chart:repeated="11"/>
          </chart:series>
          <chart:series chart:style-name="ch8" chart:values-cell-range-address="Feuille1.A2:Feuille1.K2" chart:label-cell-address="Feuille1.A2:Feuille1.A2" chart:class="chart:scatte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  <table:table-cell office:value-type="string">
                <text:p>Colonne D</text:p>
              </table:table-cell>
              <table:table-cell office:value-type="string">
                <text:p>Colonne E</text:p>
              </table:table-cell>
              <table:table-cell office:value-type="string">
                <text:p>Colonne F</text:p>
              </table:table-cell>
              <table:table-cell office:value-type="string">
                <text:p>Colonne G</text:p>
              </table:table-cell>
              <table:table-cell office:value-type="string">
                <text:p>Colonne H</text:p>
              </table:table-cell>
              <table:table-cell office:value-type="string">
                <text:p>Colonne I</text:p>
              </table:table-cell>
              <table:table-cell office:value-type="string">
                <text:p>Colonne J</text:p>
              </table:table-cell>
              <table:table-cell office:value-type="string">
                <text:p>Colonne K</text:p>
              </table:table-cell>
            </table:table-row>
          </table:table-header-rows>
          <table:table-rows>
            <table:table-row>
              <table:table-cell office:value-type="string">
                <text:p>local</text:p>
              </table:table-cell>
              <table:table-cell office:value-type="float" office:value="1.#NAN">
                <text:p>1.#NAN</text:p>
              </table:table-cell>
              <table:table-cell office:value-type="float" office:value="51.324">
                <text:p>51.324</text:p>
              </table:table-cell>
              <table:table-cell office:value-type="float" office:value="51.336">
                <text:p>51.336</text:p>
              </table:table-cell>
              <table:table-cell office:value-type="float" office:value="51.378">
                <text:p>51.378</text:p>
              </table:table-cell>
              <table:table-cell office:value-type="float" office:value="51.372">
                <text:p>51.372</text:p>
              </table:table-cell>
              <table:table-cell office:value-type="float" office:value="51.449">
                <text:p>51.449</text:p>
              </table:table-cell>
              <table:table-cell office:value-type="float" office:value="51.278">
                <text:p>51.278</text:p>
              </table:table-cell>
              <table:table-cell office:value-type="float" office:value="51.39">
                <text:p>51.39</text:p>
              </table:table-cell>
              <table:table-cell office:value-type="float" office:value="51.421">
                <text:p>51.421</text:p>
              </table:table-cell>
              <table:table-cell office:value-type="float" office:value="51.379">
                <text:p>51.379</text:p>
              </table:table-cell>
              <table:table-cell office:value-type="float" office:value="51.318">
                <text:p>51.318</text:p>
              </table:table-cell>
            </table:table-row>
            <table:table-row>
              <table:table-cell office:value-type="string">
                <text:p>migration</text:p>
              </table:table-cell>
              <table:table-cell office:value-type="float" office:value="1.#NAN">
                <text:p>1.#NAN</text:p>
              </table:table-cell>
              <table:table-cell office:value-type="float" office:value="61.062">
                <text:p>61.062</text:p>
              </table:table-cell>
              <table:table-cell office:value-type="float" office:value="61.032">
                <text:p>61.032</text:p>
              </table:table-cell>
              <table:table-cell office:value-type="float" office:value="59.442">
                <text:p>59.442</text:p>
              </table:table-cell>
              <table:table-cell office:value-type="float" office:value="60.596">
                <text:p>60.596</text:p>
              </table:table-cell>
              <table:table-cell office:value-type="float" office:value="60.532">
                <text:p>60.532</text:p>
              </table:table-cell>
              <table:table-cell office:value-type="float" office:value="60.619">
                <text:p>60.619</text:p>
              </table:table-cell>
              <table:table-cell office:value-type="float" office:value="60.702">
                <text:p>60.702</text:p>
              </table:table-cell>
              <table:table-cell office:value-type="float" office:value="60.332">
                <text:p>60.332</text:p>
              </table:table-cell>
              <table:table-cell office:value-type="float" office:value="60.267">
                <text:p>60.267</text:p>
              </table:table-cell>
              <table:table-cell office:value-type="float" office:value="60.443">
                <text:p>60.4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12.3655166625977pt" style:font-size-asian="12.3655166625977pt" style:font-size-complex="12.3655166625977pt"/>
    </style:style>
    <style:style style:name="ch3" style:family="chart">
      <style:chart-properties chart:symbol-type="automatic" chart:connect-bars="false" chart:spline-order="3" chart:series-source="rows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diamond" chart:symbol-width="0.25cm" chart:symbol-height="0.25cm"/>
      <style:graphic-properties draw:stroke="none" svg:stroke-color="#ff420e" draw:fill-color="#ff420e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7.569cm" svg:height="12.415cm" chart:class="chart:scatter" chart:style-name="ch1">
        <chart:legend chart:legend-position="end" svg:x="14.223cm" svg:y="5.567cm" chart:style-name="ch2"/>
        <chart:plot-area chart:style-name="ch3" table:cell-range-address="Feuille1.A4:Feuille1.K4" chart:data-source-has-labels="column" svg:x="0.347cm" svg:y="0.245cm" svg:width="13.52cm" svg:height="11.666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A4:Feuille1.K4" chart:label-cell-address="Feuille1.A4:Feuille1.A4" chart:class="chart:scatter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  <table:table-cell office:value-type="string">
                <text:p>Colonne D</text:p>
              </table:table-cell>
              <table:table-cell office:value-type="string">
                <text:p>Colonne E</text:p>
              </table:table-cell>
              <table:table-cell office:value-type="string">
                <text:p>Colonne F</text:p>
              </table:table-cell>
              <table:table-cell office:value-type="string">
                <text:p>Colonne G</text:p>
              </table:table-cell>
              <table:table-cell office:value-type="string">
                <text:p>Colonne H</text:p>
              </table:table-cell>
              <table:table-cell office:value-type="string">
                <text:p>Colonne I</text:p>
              </table:table-cell>
              <table:table-cell office:value-type="string">
                <text:p>Colonne J</text:p>
              </table:table-cell>
              <table:table-cell office:value-type="string">
                <text:p>Colonne K</text:p>
              </table:table-cell>
            </table:table-row>
          </table:table-header-rows>
          <table:table-rows>
            <table:table-row>
              <table:table-cell office:value-type="string">
                <text:p>%</text:p>
              </table:table-cell>
              <table:table-cell office:value-type="float" office:value="1.#NAN">
                <text:p>1.#NAN</text:p>
              </table:table-cell>
              <table:table-cell office:value-type="float" office:value="0.189735796118775">
                <text:p>0.189735796118775</text:p>
              </table:table-cell>
              <table:table-cell office:value-type="float" office:value="0.188873305282842">
                <text:p>0.188873305282842</text:p>
              </table:table-cell>
              <table:table-cell office:value-type="float" office:value="0.156954338432792">
                <text:p>0.156954338432792</text:p>
              </table:table-cell>
              <table:table-cell office:value-type="float" office:value="0.179553063925874">
                <text:p>0.179553063925874</text:p>
              </table:table-cell>
              <table:table-cell office:value-type="float" office:value="0.176543761783514">
                <text:p>0.176543761783514</text:p>
              </table:table-cell>
              <table:table-cell office:value-type="float" office:value="0.182163890947385">
                <text:p>0.182163890947385</text:p>
              </table:table-cell>
              <table:table-cell office:value-type="float" office:value="0.181202568593111">
                <text:p>0.181202568593111</text:p>
              </table:table-cell>
              <table:table-cell office:value-type="float" office:value="0.17329495731316">
                <text:p>0.17329495731316</text:p>
              </table:table-cell>
              <table:table-cell office:value-type="float" office:value="0.172988964362872">
                <text:p>0.172988964362872</text:p>
              </table:table-cell>
              <table:table-cell office:value-type="float" office:value="0.177812853189914">
                <text:p>0.1778128531899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12.3655166625977pt" style:font-size-asian="12.3655166625977pt" style:font-size-complex="12.3655166625977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image" chart:symbol-width="0.265cm" chart:symbol-height="0.265cm">
        <chart:symbol-image xlink:href="Pictures/100002000000000A0000000A37714092.gif" xlink:type="simple" xlink:actuate="onLoad"/>
      </style:chart-properties>
      <style:graphic-properties svg:stroke-color="#ffd320" draw:fill-color="#ffd320"/>
      <style:text-properties fo:font-size="6pt" style:font-size-asian="6pt" style:font-size-complex="6pt"/>
    </style:style>
    <style:style style:name="ch7" style:family="chart">
      <style:chart-properties chart:symbol-type="image" chart:symbol-width="0.265cm" chart:symbol-height="0.265cm">
        <chart:symbol-image xlink:href="Pictures/100002000000000A0000000ADDA84F49.gif" xlink:type="simple" xlink:actuate="onLoad"/>
      </style:chart-properties>
      <style:graphic-properties svg:stroke-color="#0084d1" draw:fill-color="#0084d1"/>
      <style:text-properties fo:font-size="6pt" style:font-size-asian="6pt" style:font-size-complex="6pt"/>
    </style:style>
    <style:style style:name="ch8" style:family="chart">
      <style:chart-properties chart:symbol-type="image" chart:symbol-width="0.265cm" chart:symbol-height="0.265cm">
        <chart:symbol-image xlink:href="Pictures/100002000000000A0000000A1F4FBE6C.gif" xlink:type="simple" xlink:actuate="onLoad"/>
      </style:chart-properties>
      <style:graphic-properties draw:stroke="solid" svg:stroke-color="#ff420e"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7.569cm" svg:height="12.415cm" chart:class="chart:scatter" chart:style-name="ch1">
        <chart:legend chart:legend-position="end" svg:x="14.166cm" svg:y="5.248cm" chart:style-name="ch2"/>
        <chart:plot-area chart:style-name="ch3" table:cell-range-address="Feuille1.A6:Feuille1.A9 Feuille1.A1:Feuille1.A3 Feuille1.E6:Feuille1.E9 Feuille1.I6:Feuille1.I9 Feuille1.K6:Feuille1.K9" chart:data-source-has-labels="row" svg:x="0.347cm" svg:y="0.245cm" svg:width="13.52cm" svg:height="11.666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E6:Feuille1.E9" chart:label-cell-address="Feuille1.A1:Feuille1.A1" chart:class="chart:scatter">
            <chart:domain table:cell-range-address="Feuille1.A6:Feuille1.A9"/>
            <chart:data-point chart:repeated="4"/>
          </chart:series>
          <chart:series chart:style-name="ch7" chart:values-cell-range-address="Feuille1.I6:Feuille1.I9" chart:label-cell-address="Feuille1.A2:Feuille1.A2" chart:class="chart:scatter">
            <chart:data-point chart:repeated="4"/>
          </chart:series>
          <chart:series chart:style-name="ch8" chart:values-cell-range-address="Feuille1.K6:Feuille1.K9" chart:label-cell-address="Feuille1.A3:Feuille1.A3" chart:class="chart:scatte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local</text:p>
              </table:table-cell>
              <table:table-cell office:value-type="string">
                <text:p>migration</text:p>
              </table:table-cell>
              <table:table-cell office:value-type="string">
                <text:p>delay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</table:table-cell>
              <table:table-cell office:value-type="float" office:value="30">
                <text:p>30</text:p>
              </table:table-cell>
              <table:table-cell office:value-type="float" office:value="51.346">
                <text:p>51.346</text:p>
              </table:table-cell>
              <table:table-cell office:value-type="float" office:value="60.512">
                <text:p>60.512</text:p>
              </table:table-cell>
              <table:table-cell office:value-type="float" office:value="9.166">
                <text:p>9.166</text:p>
              </table:table-cell>
            </table:table-row>
            <table:table-row>
              <table:table-cell office:value-type="string">
                <text:p>Ligne 7</text:p>
              </table:table-cell>
              <table:table-cell office:value-type="float" office:value="40">
                <text:p>40</text:p>
              </table:table-cell>
              <table:table-cell office:value-type="float" office:value="68.5453333333333">
                <text:p>68.5453333333333</text:p>
              </table:table-cell>
              <table:table-cell office:value-type="float" office:value="77.6656666666667">
                <text:p>77.6656666666667</text:p>
              </table:table-cell>
              <table:table-cell office:value-type="float" office:value="9.12033333333335">
                <text:p>9.12033333333335</text:p>
              </table:table-cell>
            </table:table-row>
            <table:table-row>
              <table:table-cell office:value-type="string">
                <text:p>Ligne 8</text:p>
              </table:table-cell>
              <table:table-cell office:value-type="float" office:value="50">
                <text:p>50</text:p>
              </table:table-cell>
              <table:table-cell office:value-type="float" office:value="85.733">
                <text:p>85.733</text:p>
              </table:table-cell>
              <table:table-cell office:value-type="float" office:value="94.453">
                <text:p>94.453</text:p>
              </table:table-cell>
              <table:table-cell office:value-type="float" office:value="8.72000000000001">
                <text:p>8.72000000000001</text:p>
              </table:table-cell>
            </table:table-row>
            <table:table-row>
              <table:table-cell office:value-type="string">
                <text:p>Ligne 9</text:p>
              </table:table-cell>
              <table:table-cell office:value-type="float" office:value="60">
                <text:p>60</text:p>
              </table:table-cell>
              <table:table-cell office:value-type="float" office:value="102.631">
                <text:p>102.631</text:p>
              </table:table-cell>
              <table:table-cell office:value-type="float" office:value="111.862666666667">
                <text:p>111.862666666667</text:p>
              </table:table-cell>
              <table:table-cell office:value-type="float" office:value="9.23166666666667">
                <text:p>9.231666666666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